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43c" officeooo:paragraph-rsid="00102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46:29.226482941</meta:creation-date>
    <dc:date>2018-06-21T10:46:52.017390642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4.2.3.3$Linux_X86_64 LibreOffice_project/420m0$Build-3</meta:generator>
  </office:meta>
</office:document-meta>
</file>